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2eca6"/>
    </style:style>
    <style:style style:name="P2" style:family="paragraph" style:parent-style-name="Text_20_body">
      <style:text-properties officeooo:paragraph-rsid="0012eca6"/>
    </style:style>
    <style:style style:name="P3" style:family="paragraph" style:parent-style-name="Text_20_body">
      <style:text-properties officeooo:rsid="0012eca6" officeooo:paragraph-rsid="0012eca6"/>
    </style:style>
    <style:style style:name="P4" style:family="paragraph" style:parent-style-name="Text_20_body">
      <style:text-properties fo:font-size="10pt" fo:font-weight="normal" officeooo:rsid="0012eca6" officeooo:paragraph-rsid="0012eca6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size="10pt" fo:font-weight="normal" officeooo:rsid="0012eca6" officeooo:paragraph-rsid="00145a6c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10pt" fo:font-weight="normal" officeooo:rsid="0012eca6" officeooo:paragraph-rsid="00161f09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size="10pt" fo:font-weight="normal" officeooo:rsid="0012eca6" officeooo:paragraph-rsid="00193810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font-size="10pt" fo:font-weight="normal" officeooo:rsid="0012eca6" officeooo:paragraph-rsid="001d4c36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font-size="10pt" fo:font-weight="normal" officeooo:rsid="00147d40" officeooo:paragraph-rsid="00193810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size="10pt" fo:font-weight="normal" officeooo:rsid="00147d40" officeooo:paragraph-rsid="00161f09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font-size="10pt" fo:font-weight="normal" officeooo:rsid="00168de8" officeooo:paragraph-rsid="00168de8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font-size="10pt" fo:font-weight="normal" officeooo:rsid="001ce65d" officeooo:paragraph-rsid="001ce65d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font-size="10pt" fo:font-weight="normal" officeooo:rsid="001ce65d" officeooo:paragraph-rsid="001d4c36" style:font-size-asian="10pt" style:font-weight-asian="normal" style:font-size-complex="10pt" style:font-weight-complex="normal"/>
    </style:style>
    <style:style style:name="P14" style:family="paragraph" style:parent-style-name="Text_20_body">
      <style:text-properties fo:font-size="10pt" fo:font-weight="normal" officeooo:rsid="001d4c36" officeooo:paragraph-rsid="001d4c36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font-size="10pt" fo:font-weight="normal" officeooo:rsid="00145a6c" officeooo:paragraph-rsid="0012eca6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fo:font-weight="normal" officeooo:rsid="00147bad" officeooo:paragraph-rsid="00147bad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size="10pt" fo:font-weight="normal" officeooo:rsid="00147bad" officeooo:paragraph-rsid="00193810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size="10pt" fo:font-weight="normal" officeooo:rsid="00193810" officeooo:paragraph-rsid="002293d6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font-size="10pt" fo:font-weight="bold" officeooo:rsid="0012eca6" officeooo:paragraph-rsid="0012eca6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0pt" fo:font-weight="bold" officeooo:rsid="0012eca6" officeooo:paragraph-rsid="00145a6c" style:font-size-asian="10pt" style:font-weight-asian="bold" style:font-size-complex="10pt" style:font-weight-complex="bold"/>
    </style:style>
    <style:style style:name="P21" style:family="paragraph" style:parent-style-name="Text_20_body">
      <style:text-properties fo:font-size="10pt" fo:font-weight="bold" officeooo:rsid="0012eca6" officeooo:paragraph-rsid="00161f09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12eca6" officeooo:paragraph-rsid="001d4c36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1afe7e" officeooo:paragraph-rsid="001afe7e" style:font-size-asian="10pt" style:font-weight-asian="bold" style:font-size-complex="10pt" style:font-weight-complex="bold"/>
    </style:style>
    <style:style style:name="P24" style:family="paragraph" style:parent-style-name="Text_20_body">
      <style:text-properties officeooo:paragraph-rsid="00145a6c"/>
    </style:style>
    <style:style style:name="P25" style:family="paragraph" style:parent-style-name="Text_20_body">
      <style:text-properties officeooo:paragraph-rsid="00147d40"/>
    </style:style>
    <style:style style:name="P26" style:family="paragraph" style:parent-style-name="Text_20_body">
      <style:text-properties fo:color="#000000" fo:font-size="10pt" fo:font-weight="normal" officeooo:rsid="0012eca6" officeooo:paragraph-rsid="0012eca6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color="#000000" fo:font-size="10pt" fo:font-weight="normal" officeooo:rsid="0012eca6" officeooo:paragraph-rsid="00145a6c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fo:font-size="10pt" fo:font-weight="normal" officeooo:rsid="0012eca6" officeooo:paragraph-rsid="00161f09" style:font-size-asian="10pt" style:font-weight-asian="normal" style:font-size-complex="10pt" style:font-weight-complex="normal"/>
    </style:style>
    <style:style style:name="P29" style:family="paragraph" style:parent-style-name="Text_20_body">
      <style:text-properties fo:color="#000000" fo:font-size="12pt" fo:font-weight="bold" officeooo:rsid="0012eca6" officeooo:paragraph-rsid="0012eca6" fo:background-color="transparent" style:font-size-asian="12pt" style:font-weight-asian="bold" style:font-size-complex="12pt" style:font-weight-complex="bold"/>
    </style:style>
    <style:style style:name="P30" style:family="paragraph" style:parent-style-name="Text_20_body">
      <style:text-properties officeooo:paragraph-rsid="00193810"/>
    </style:style>
    <style:style style:name="P31" style:family="paragraph" style:parent-style-name="Text_20_body">
      <style:text-properties officeooo:paragraph-rsid="001d4c36"/>
    </style:style>
    <style:style style:name="P32" style:family="paragraph" style:parent-style-name="Text_20_body">
      <style:text-properties officeooo:paragraph-rsid="00221470"/>
    </style:style>
    <style:style style:name="T1" style:family="text">
      <style:text-properties fo:font-size="10pt" fo:font-weight="normal" officeooo:rsid="0012eca6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145a6c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147bad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68de8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93810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221470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47d40" style:font-size-asian="10pt" style:font-size-complex="10pt"/>
    </style:style>
    <style:style style:name="T9" style:family="text">
      <style:text-properties fo:font-size="12pt" officeooo:rsid="0012eca6" style:font-size-asian="12pt" style:font-size-complex="12pt"/>
    </style:style>
    <style:style style:name="T10" style:family="text">
      <style:text-properties fo:font-size="12pt" fo:font-weight="bold" officeooo:rsid="0012eca6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45a6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61f0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d4c36" style:font-size-asian="12pt" style:font-weight-asian="bold" style:font-size-complex="12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5a6c" style:font-weight-asian="normal" style:font-weight-complex="normal"/>
    </style:style>
    <style:style style:name="T16" style:family="text">
      <style:text-properties fo:font-weight="normal" officeooo:rsid="00147bad" style:font-weight-asian="normal" style:font-weight-complex="normal"/>
    </style:style>
    <style:style style:name="T17" style:family="text">
      <style:text-properties fo:font-weight="normal" officeooo:rsid="00168de8" style:font-weight-asian="normal" style:font-weight-complex="normal"/>
    </style:style>
    <style:style style:name="T18" style:family="text">
      <style:text-properties fo:font-weight="normal" officeooo:rsid="001d4c36" style:font-weight-asian="normal" style:font-weight-complex="normal"/>
    </style:style>
    <style:style style:name="T19" style:family="text">
      <style:text-properties fo:font-weight="normal" officeooo:rsid="00246525" style:font-weight-asian="normal" style:font-weight-complex="normal"/>
    </style:style>
    <style:style style:name="T20" style:family="text">
      <style:text-properties fo:color="#cc9900" officeooo:rsid="0012eca6" fo:background-color="#1c1c1c" loext:char-shading-value="0"/>
    </style:style>
    <style:style style:name="T21" style:family="text">
      <style:text-properties officeooo:rsid="00145a6c"/>
    </style:style>
    <style:style style:name="T22" style:family="text">
      <style:text-properties officeooo:rsid="00147d40"/>
    </style:style>
    <style:style style:name="T23" style:family="text">
      <style:text-properties officeooo:rsid="00168de8"/>
    </style:style>
    <style:style style:name="T24" style:family="text">
      <style:text-properties officeooo:rsid="00193810"/>
    </style:style>
    <style:style style:name="T25" style:family="text">
      <style:text-properties fo:color="#000000"/>
    </style:style>
    <style:style style:name="T26" style:family="text">
      <style:text-properties fo:color="#000000" fo:font-size="10pt" fo:font-weight="normal" officeooo:rsid="00147d40" style:font-size-asian="10pt" style:font-weight-asian="normal" style:font-size-complex="10pt" style:font-weight-complex="normal"/>
    </style:style>
    <style:style style:name="T27" style:family="text">
      <style:text-properties fo:color="#000000" fo:font-size="10pt" fo:font-weight="normal" officeooo:rsid="00193810" style:font-size-asian="10pt" style:font-weight-asian="normal" style:font-size-complex="10pt" style:font-weight-complex="normal"/>
    </style:style>
    <style:style style:name="T28" style:family="text">
      <style:text-properties fo:color="#000000" fo:font-size="10pt" style:text-underline-style="none" fo:font-weight="normal" officeooo:rsid="00145a6c" style:font-size-asian="10pt" style:font-weight-asian="normal" style:font-size-complex="10pt" style:font-weight-complex="normal"/>
    </style:style>
    <style:style style:name="T29" style:family="text">
      <style:text-properties fo:color="#000000" officeooo:rsid="00193810"/>
    </style:style>
    <style:style style:name="T30" style:family="text">
      <style:text-properties fo:color="#000000" officeooo:rsid="00147d40"/>
    </style:style>
    <style:style style:name="T31" style:family="text">
      <style:text-properties fo:color="#000000" officeooo:rsid="001d4c36"/>
    </style:style>
    <style:style style:name="T32" style:family="text">
      <style:text-properties officeooo:rsid="0019a505"/>
    </style:style>
    <style:style style:name="T33" style:family="text">
      <style:text-properties officeooo:rsid="00221470"/>
    </style:style>
    <style:style style:name="T34" style:family="text">
      <style:text-properties officeooo:rsid="002293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20">STAR WARS – API</text:span></text:span></text:h>
      <text:p text:style-name="P2"><text:span text:style-name="Strong_20_Emphasis"><text:span text:style-name="T9">Versão 0</text:span></text:span></text:p>
      <text:p text:style-name="P3"><text:span text:style-name="T7">A API descrita a seguir pode ser utilizada para manipular as informaç</text:span><text:span text:style-name="T8">õe</text:span><text:span text:style-name="T7">s dos planet</text:span><text:span text:style-name="T8">a</text:span><text:span text:style-name="T7">s presentes nos filmes do Star Wars. Serão disponibilizadas as seguintes funcionalidades:</text:span></text:p>
      <text:p text:style-name="P29">Listar Todos os Planetas</text:p>
      <text:p text:style-name="P4">Retorna a lista de todos os planetas.</text:p>
      <text:p text:style-name="P19">Exemplo de Requisição</text:p>
      <text:p text:style-name="P19"><text:span text:style-name="T14">GET </text:span><text:a xlink:type="simple" xlink:href="http://localhost:8080/api.starwars/v0/" text:style-name="Internet_20_link" text:visited-style-name="Visited_20_Internet_20_Link"><text:span text:style-name="T14">http://localhost:8080/v0/</text:span></text:a><text:a xlink:type="simple" xlink:href="http://localhost:8080/api.starwars/v0/" text:style-name="Internet_20_link" text:visited-style-name="Visited_20_Internet_20_Link"><text:span text:style-name="T16">planets</text:span></text:a><text:a xlink:type="simple" xlink:href="http://localhost:8080/api.starwars/v0/" text:style-name="Internet_20_link" text:visited-style-name="Visited_20_Internet_20_Link"><text:span text:style-name="T14">/</text:span></text:a></text:p>
      <text:p text:style-name="P19">Exemplo de Resposta</text:p>
      <text:p text:style-name="P26">HTTP Status 200 <text:span text:style-name="T32">(OK)</text:span></text:p>
      <text:p text:style-name="P32"><text:span text:style-name="T2">[<text:line-break/><text:tab/></text:span><text:span text:style-name="T1">{<text:line-break/><text:tab/><text:tab/>_</text:span><text:span text:style-name="T6">id: “</text:span><text:a xlink:type="simple" xlink:href="http://localhost:8080/api.starwars/v0/4cdfb11e1f3c000000007822" text:style-name="Internet_20_link" text:visited-style-name="Visited_20_Internet_20_Link"><text:span text:style-name="T28">4cdfb11e1f3c000000007822</text:span></text:a><text:span text:style-name="T6">”</text:span><text:span text:style-name="T1"><text:line-break/><text:tab/><text:tab/>nome: “Alderaan”,<text:line-break/><text:tab/><text:tab/>climate: “temperate”,<text:line-break/><text:tab/><text:tab/>terrain: “grasslands, mountains</text:span>"<text:span text:style-name="T1"><text:line-break/><text:tab/><text:tab/>moviesAppearances: 2,<text:line-break/><text:tab/><text:tab/>idSwapi: 2</text:span></text:p>
      <text:p text:style-name="P2"><text:span text:style-name="T1"><text:tab/></text:span><text:span text:style-name="T2">},</text:span></text:p>
      <text:p text:style-name="P32"><text:span text:style-name="T2"><text:tab/>{<text:line-break/><text:tab/><text:tab/>_</text:span><text:span text:style-name="T6">id: “507f191e810c19729de860ea”</text:span><text:span text:style-name="T2"><text:tab/></text:span><text:span text:style-name="T1"><text:line-break/><text:tab/><text:tab/></text:span><text:span text:style-name="T2">name</text:span><text:span text:style-name="T1">: “</text:span><text:span text:style-name="T3">Tatooine</text:span><text:span text:style-name="T1">”,<text:line-break/><text:tab/><text:tab/>climate: “</text:span><text:span text:style-name="T3">arid</text:span><text:span text:style-name="T1">”,<text:line-break/><text:tab/><text:tab/>terrain: “</text:span><text:span text:style-name="T3">desert</text:span><text:span text:style-name="T2">"</text:span><text:span text:style-name="T1"><text:line-break/><text:tab/><text:tab/>moviesAppearances: </text:span><text:span text:style-name="T3">5</text:span><text:span text:style-name="T1">,<text:line-break/><text:tab/><text:tab/>idSwapi: </text:span><text:span text:style-name="T3">1</text:span></text:p>
      <text:p text:style-name="P15"><text:tab/>}</text:p>
      <text:p text:style-name="P16">]</text:p>
      <text:p text:style-name="P2"><text:span text:style-name="T10">Listar </text:span><text:span text:style-name="T11">Planeta pelo Identificador</text:span></text:p>
      <text:p text:style-name="P4">Retorna <text:span text:style-name="T21">o planeta pelo Identificador.</text:span></text:p>
      <text:p text:style-name="P19">Exemplo de Requisição</text:p>
      <text:p text:style-name="P20"><text:span text:style-name="T14">GET </text:span><text:a xlink:type="simple" xlink:href="http://localhost:8080/api.starwars/v0/4cdfb11e1f3c000000007822" text:style-name="Internet_20_link" text:visited-style-name="Visited_20_Internet_20_Link"><text:span text:style-name="T14">http://localhost:8080/v0/</text:span></text:a><text:a xlink:type="simple" xlink:href="http://localhost:8080/api.starwars/v0/4cdfb11e1f3c000000007822" text:style-name="Internet_20_link" text:visited-style-name="Visited_20_Internet_20_Link"><text:span text:style-name="T16">planets/</text:span></text:a><text:a xlink:type="simple" xlink:href="http://localhost:8080/api.starwars/v0/4cdfb11e1f3c000000007822" text:style-name="Internet_20_link" text:visited-style-name="Visited_20_Internet_20_Link"><text:span text:style-name="T15">4cdfb11e1f3c000000007822</text:span></text:a></text:p>
      <text:p text:style-name="P19">Exemplo<text:span text:style-name="T22">s</text:span> de Resposta</text:p>
      <text:p text:style-name="P26">HTTP Status 200 <text:span text:style-name="T32">(OK)</text:span></text:p>
      <text:p text:style-name="P4">{</text:p>
      <text:p text:style-name="P32"><text:span text:style-name="T1"><text:tab/>_</text:span><text:span text:style-name="T6">id: “</text:span><text:a xlink:type="simple" xlink:href="http://localhost:8080/api.starwars/v0/4cdfb11e1f3c000000007822" text:style-name="Internet_20_link" text:visited-style-name="Visited_20_Internet_20_Link"><text:span text:style-name="T28">4cdfb11e1f3c000000007822</text:span></text:a><text:span text:style-name="T6">”</text:span><text:span text:style-name="T1"><text:line-break/><text:tab/>nome: “Alderaan”,<text:line-break/><text:tab/>climate: “temperate”,<text:line-break/><text:tab/>terrain: “grasslands, mountains</text:span>"<text:span text:style-name="T1"><text:line-break/></text:span><text:soft-page-break/><text:span text:style-name="T1"><text:tab/>moviesAppearances: 2,<text:line-break/><text:tab/>idSwapi: 2</text:span></text:p>
      <text:p text:style-name="P4">}</text:p>
      <text:p text:style-name="P9"><text:span text:style-name="T25">HTTP Status 404 </text:span><text:span text:style-name="T29">(Registro não encontrado)</text:span></text:p>
      <text:p text:style-name="P24"><text:span text:style-name="T10">Listar </text:span><text:span text:style-name="T11">Planeta pelo Nome</text:span></text:p>
      <text:p text:style-name="P5">Retorna <text:span text:style-name="T21">o planeta pelo Nome.</text:span></text:p>
      <text:p text:style-name="P20">Exemplo de Requisição</text:p>
      <text:p text:style-name="P20"><text:span text:style-name="T14">GET </text:span><text:a xlink:type="simple" xlink:href="http://localhost:8080/api.starwars/v0/" text:style-name="Internet_20_link" text:visited-style-name="Visited_20_Internet_20_Link"><text:span text:style-name="T14">http://localhost:8080/v0/</text:span></text:a><text:a xlink:type="simple" xlink:href="http://localhost:8080/api.starwars/v0/" text:style-name="Internet_20_link" text:visited-style-name="Visited_20_Internet_20_Link"><text:span text:style-name="T16">planets/search?name=Alderaan</text:span></text:a></text:p>
      <text:p text:style-name="P20">Exemplo<text:span text:style-name="T22">s</text:span> de Resposta</text:p>
      <text:p text:style-name="P27">HTTP Status 200</text:p>
      <text:p text:style-name="P32"><text:span text:style-name="T1">{<text:line-break/><text:tab/></text:span><text:span text:style-name="T6">id: “</text:span><text:a xlink:type="simple" xlink:href="http://localhost:8080/api.starwars/v0/4cdfb11e1f3c000000007822" text:style-name="Internet_20_link" text:visited-style-name="Visited_20_Internet_20_Link"><text:span text:style-name="T28">4cdfb11e1f3c000000007822</text:span></text:a><text:span text:style-name="T6">”</text:span><text:span text:style-name="T1"><text:line-break/><text:tab/>nome: “Alderaan”,<text:line-break/><text:tab/>climate: “temperate”,<text:line-break/><text:tab/>terrain: “grasslands, mountains</text:span>"<text:span text:style-name="T1"><text:line-break/><text:tab/>moviesAppearances: 2,<text:line-break/><text:tab/>idSwapi: 2</text:span></text:p>
      <text:p text:style-name="P5">}</text:p>
      <text:p text:style-name="P25"><text:span text:style-name="T26">HTTP Status 404 </text:span><text:span text:style-name="T27">(Registro não encontrado)</text:span></text:p>
      <text:p text:style-name="P30"><text:span text:style-name="T12">Criar</text:span><text:span text:style-name="T10"> </text:span><text:span text:style-name="T11">Planeta</text:span></text:p>
      <text:p text:style-name="P11">Cria um planeta novo na base de dados.</text:p>
      <text:p text:style-name="P21">Exemplo de Requisição</text:p>
      <text:p text:style-name="P21"><text:span text:style-name="T17">POST</text:span><text:span text:style-name="T14"> </text:span><text:a xlink:type="simple" xlink:href="http://localhost:8080/api.starwars/v0/planets/" text:style-name="Internet_20_link" text:visited-style-name="Visited_20_Internet_20_Link"><text:span text:style-name="T14">http://localhost:8080/v0/</text:span></text:a><text:a xlink:type="simple" xlink:href="http://localhost:8080/api.starwars/v0/planets/" text:style-name="Internet_20_link" text:visited-style-name="Visited_20_Internet_20_Link"><text:span text:style-name="T16">planets/</text:span></text:a></text:p>
      <text:p text:style-name="P7">{</text:p>
      <text:p text:style-name="P30"><text:span text:style-name="T1"><text:tab/>nome: “</text:span><text:span text:style-name="T5">Yavin IV</text:span><text:span text:style-name="T1">”,<text:line-break/><text:tab/>climate: “temperate, </text:span><text:span text:style-name="T5">tropical</text:span><text:span text:style-name="T1">”,<text:line-break/><text:tab/>terrain: “</text:span><text:span text:style-name="T5">jungle, rainforests</text:span>"</text:p>
      <text:p text:style-name="P17">}</text:p>
      <text:p text:style-name="P21">Exemplo<text:span text:style-name="T22">s</text:span> de Resposta</text:p>
      <text:p text:style-name="P28">HTTP Status 20<text:span text:style-name="T23">1 (Criado)</text:span></text:p>
      <text:p text:style-name="P32"><text:span text:style-name="T1">{<text:line-break/><text:tab/>_</text:span><text:span text:style-name="T6">id: “</text:span><text:a xlink:type="simple" xlink:href="http://localhost:8080/api.starwars/v0/4cdfb11e1f3c000000007822" text:style-name="Internet_20_link" text:visited-style-name="Visited_20_Internet_20_Link"><text:span text:style-name="T28">4cdfb11e1f3c000000007822</text:span></text:a><text:span text:style-name="T6">”</text:span><text:span text:style-name="T1"><text:line-break/><text:tab/>nome: “Alderaan”,<text:line-break/><text:tab/>climate: “temperate”,<text:line-break/><text:tab/>terrain: “grasslands, mountains</text:span>"<text:span text:style-name="T1"><text:line-break/><text:tab/>moviesAppearances: -</text:span><text:span text:style-name="T4">1</text:span><text:span text:style-name="T1">,<text:line-break/><text:tab/>idSwapi: </text:span><text:span text:style-name="T4">0</text:span></text:p>
      <text:p text:style-name="P6">}</text:p>
      <text:p text:style-name="P6"/>
      <text:p text:style-name="P10"><text:soft-page-break/>HTTP Status 40<text:span text:style-name="T24">0 (Requisição errada)</text:span></text:p>
      <text:p text:style-name="P18">{<text:line-break/> <text:s text:c="3"/>"timestamp": "2019-04-27T00:57:37.148+0000",<text:line-break/> <text:s text:c="3"/>"status": 400,<text:line-break/> <text:s text:c="3"/>"error": "Bad Request",<text:line-break/> <text:s text:c="3"/>"errors": [<text:line-break/> <text:s text:c="7"/>{<text:line-break/> <text:s text:c="11"/>"defaultMessage": "Climate is required",<text:line-break/> <text:s text:c="11"/>"field": "climate",<text:line-break/> <text:s text:c="7"/>},<text:line-break/> <text:s text:c="7"/>{<text:line-break/> <text:s text:c="11"/>"defaultMessage": "Terrain is required",<text:line-break/> <text:s text:c="11"/>"field": "terrain",<text:line-break/> <text:s text:c="7"/>}<text:line-break/> <text:s text:c="3"/>],<text:line-break/> <text:s text:c="3"/>"message": "Validation failed for object='planets'. Error count: 2",<text:line-break/> <text:s text:c="3"/>"path": "/planets/"<text:line-break/>}</text:p>
      <text:p text:style-name="P23">Mensagens de Validação <text:span text:style-name="T33">no caso de uma Requisição Errada</text:span></text:p>
      <text:p text:style-name="P12"><text:span text:style-name="T34">Name is required</text:span><text:line-break/><text:span text:style-name="T34">Terrain is required</text:span><text:line-break/><text:span text:style-name="T34">Climate is required</text:span><text:line-break/></text:p>
      <text:p text:style-name="P31"><text:span text:style-name="T13">Excluir </text:span><text:span text:style-name="T11">Planeta pelo </text:span><text:span text:style-name="T13">Identificador</text:span></text:p>
      <text:p text:style-name="P14">Exclui um planeta pelo identificador.</text:p>
      <text:p text:style-name="P22">Exemplo de Requisição</text:p>
      <text:p text:style-name="P22"><text:span text:style-name="T18">DELETE</text:span><text:span text:style-name="T14"> </text:span><text:a xlink:type="simple" xlink:href="http://localhost:8080/api.starwars/v0/" text:style-name="Internet_20_link" text:visited-style-name="Visited_20_Internet_20_Link"><text:span text:style-name="T14">http://localhost:8080/</text:span></text:a><text:a xlink:type="simple" xlink:href="http://localhost:8080/api.starwars/v0/" text:style-name="Internet_20_link" text:visited-style-name="Visited_20_Internet_20_Link"><text:span text:style-name="T14">v0/</text:span></text:a><text:a xlink:type="simple" xlink:href="http://localhost:8080/api.starwars/v0/" text:style-name="Internet_20_link" text:visited-style-name="Visited_20_Internet_20_Link"><text:span text:style-name="T16">planets/</text:span></text:a><text:a xlink:type="simple" xlink:href="http://localhost:8080/api.starwars/v0/4cdfb11e1f3c000000007822" text:style-name="Internet_20_link" text:visited-style-name="Visited_20_Internet_20_Link"><text:span text:style-name="T15">4cdfb11e1f3c000000007822</text:span></text:a></text:p>
      <text:p text:style-name="P22">Exemplo<text:span text:style-name="T22">s</text:span> de Resposta</text:p>
      <text:p text:style-name="P8"><text:span text:style-name="T25">HTTP Status 200 </text:span><text:span text:style-name="T31">(OK)</text:span></text:p>
      <text:p text:style-name="P13"><text:span text:style-name="T30">HTTP Status 404 </text:span><text:span text:style-name="T29">(Registro não encontrad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4:16:56.808298760</meta:creation-date>
    <dc:date>2019-04-26T22:33:31.769000000</dc:date>
    <meta:editing-duration>PT44M35S</meta:editing-duration>
    <meta:editing-cycles>16</meta:editing-cycles>
    <meta:generator>LibreOffice/6.2.3.2$Windows_X86_64 LibreOffice_project/aecc05fe267cc68dde00352a451aa867b3b546ac</meta:generator>
    <meta:document-statistic meta:table-count="0" meta:image-count="0" meta:object-count="0" meta:page-count="3" meta:paragraph-count="55" meta:word-count="303" meta:character-count="2576" meta:non-whitespace-character-count="2168"/>
  </office:meta>
</office:document-meta>
</file>